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240000037D1C04ADB8BBC39FD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8.592cm" draw:z-index="0"><draw:image xlink:href="Pictures/10000000000007240000037D1C04ADB8BBC39FD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2-05-09T12:06:07.117000000</dc:date>
    <meta:editing-duration>PT3M2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